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6ada" officeooo:paragraph-rsid="00106ada"/>
    </style:style>
    <style:style style:name="P2" style:family="paragraph" style:parent-style-name="Standard">
      <style:text-properties officeooo:paragraph-rsid="00106ada"/>
    </style:style>
    <style:style style:name="P3" style:family="paragraph" style:parent-style-name="Standard">
      <style:text-properties officeooo:rsid="0012e4d4" officeooo:paragraph-rsid="0012e4d4"/>
    </style:style>
    <style:style style:name="T1" style:family="text">
      <style:text-properties officeooo:rsid="00106ada"/>
    </style:style>
    <style:style style:name="T2" style:family="text">
      <style:text-properties officeooo:rsid="0011d534"/>
    </style:style>
    <style:style style:name="T3" style:family="text">
      <style:text-properties officeooo:rsid="0011fcda"/>
    </style:style>
    <style:style style:name="T4" style:family="text">
      <style:text-properties officeooo:rsid="0013cc76"/>
    </style:style>
    <style:style style:name="T5" style:family="text">
      <style:text-properties officeooo:rsid="0014639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ylan Zingler </text:p>
      <text:p text:style-name="P1">CMSC 498J</text:p>
      <text:p text:style-name="P1">Social Networking: HW1</text:p>
      <text:p text:style-name="P1"/>
      <text:p text:style-name="P1">1.) Social Networks</text:p>
      <text:p text:style-name="P2"><text:tab/>Identify two social networks that you think are interesting. Describe them in terms of </text:p>
      <text:p text:style-name="P2">- nodes and edges in the networks and the </text:p>
      <text:p text:style-name="P2">- main services that they provide.</text:p>
      <text:p text:style-name="P2"/>
      <text:p text:style-name="P2">Twitter, Facebook, and Google+</text:p>
      <text:p text:style-name="Standard">are correct but boring examples :). Here are a few interesting social networks to look at:</text:p>
      <text:p text:style-name="Standard"/>
      <text:p text:style-name="Standard"><text:span text:style-name="T1">Tinder</text:span></text:p>
      <text:p text:style-name="Standard"><text:tab/><text:span text:style-name="T1">Background: Tinder is a mobile application the functions as a very simple dating application from a user standpoint. <text:s/>The idea is that as a user you have a profile consisting of about 5-7 pictures and a less than 500 word description. <text:s/>This profile is then entered into the pool of potential 'matches' for people interested in your area. <text:s/>The idea is that you set a distance, gender, and age range for people your looking for and Tinder shows you profiles of people you might match with. <text:s/>You are able to swipe left or right on your phone to indicate your interested in someone based on their profile. <text:s/>If you say that you like another person then your profile is added to their queue of potential matches and if they also say they like you then you 'match' and a chat functionality is opened allowing you to communicate and share information. </text:span></text:p>
      <text:p text:style-name="Standard"><text:tab/><text:span text:style-name="T2">In terms of nodes and edges Tinder can be viewed as very binary, you can either like or not like them and that s about it. <text:s/>But underneath there is a complex network of profiles and algorithms aiding the user in getting as many 'matches' possible. <text:s/>Nodes can be represented as a user or their profile and edges can be directed representing if they like, dislike, or have match with another person. A great deal can be learned from profiles who have many edges between other nodes, you could calculate things like the average number of dislikes and like someone has to make before they get a match. </text:span></text:p>
      <text:p text:style-name="Standard"><text:tab/><text:span text:style-name="T3">Some of the services provided is the chat functionality once two people match. They are able to communicate through this and exchange information in order to meet. <text:s/>They provide a simple dating application that makes it easy for people to start talking.</text:span></text:p>
      <text:p text:style-name="Standard"/>
      <text:p text:style-name="P3">Reddit</text:p>
      <text:p text:style-name="P3"><text:tab/>Background: Reddit is a social networking news website that allows users to post links, and text about anything they want, typically pertaining to a specific category or 'subreddit' where other users can either up vote or down vote the posts. <text:s/>Reddit <text:span text:style-name="T4">has many different subreddits and has over 170 million users (Wikipedia).</text:span></text:p>
      <text:p text:style-name="P3"><text:tab/><text:span text:style-name="T4">The nodes and edges can be represented in a couple different ways. First each user could be a node and edges could be interactions with other users posts. If someone up votes a post by another user or replies to a post themselves then an edge could be bridged between the two nodes. <text:s/>Another way that nodes could be represented as the posts themselves. <text:s/>They could be linked be edges that represent links from other sites and subreddits. </text:span></text:p>
      <text:p text:style-name="P3"><text:tab/><text:span text:style-name="T5">The service that Reddit provides is something very close to one of their main slogans, “the front page of the internet”. <text:s/>They offer users and viewers information about what is happening on the internet and interesting things that others enjoy being informed about.</text:span></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7T09:38:58.641685778</meta:creation-date>
    <dc:date>2015-02-17T10:48:44.968769113</dc:date>
    <meta:editing-duration>PT55M27S</meta:editing-duration>
    <meta:editing-cycles>4</meta:editing-cycles>
    <meta:generator>LibreOffice/4.2.7.2$Linux_X86_64 LibreOffice_project/420m0$Build-2</meta:generator>
    <meta:document-statistic meta:table-count="0" meta:image-count="0" meta:object-count="0" meta:page-count="1" meta:paragraph-count="17" meta:word-count="534" meta:character-count="3090" meta:non-whitespace-character-count="2546"/>
  </office:meta>
</office:document-meta>
</file>